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.872cm"/>
    </style:style>
    <style:style style:name="ro1" style:family="table-row">
      <style:table-row-properties style:row-height="1.2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ize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.6350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.6100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.6350</text:p>
          </table:table-cell>
          <table:table-cell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.6100</text:p>
          </table:table-cell>
          <table:table-cell table:number-columns-repeated="102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3.6350</text:p>
          </table:table-cell>
          <table:table-cell table:number-columns-repeated="102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3.6110</text:p>
          </table:table-cell>
          <table:table-cell table:number-columns-repeated="102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3.6100</text:p>
          </table:table-cell>
          <table:table-cell table:number-columns-repeated="102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3.6350</text:p>
          </table:table-cell>
          <table:table-cell table:number-columns-repeated="102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3.6100</text:p>
          </table:table-cell>
          <table:table-cell table:number-columns-repeated="102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3.6300</text:p>
          </table:table-cell>
          <table:table-cell table:number-columns-repeated="1022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DejaVu Sans" fo:font-size="10pt" fo:language="pt" fo:country="BR" style:font-name-asian="DejaVu Sans1" style:font-size-asian="10pt" style:language-asian="zh" style:country-asian="CN" style:font-name-complex="DejaVu Sans1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18T12:40:43.365911754</meta:creation-date>
    <dc:date>2022-06-18T13:04:12.630287991</dc:date>
    <meta:editing-duration>PT23M28S</meta:editing-duration>
    <meta:editing-cycles>3</meta:editing-cycles>
    <meta:generator>LibreOffice/7.3.4.2$Linux_X86_64 LibreOffice_project/30$Build-2</meta:generator>
    <meta:document-statistic meta:table-count="1" meta:cell-count="22" meta:object-count="0"/>
  </office:meta>
</office:document-meta>
</file>